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04.8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4">
            <text:p>Prashant Gaurav</text:p>
          </table:table-cell>
          <table:covered-table-cell table:number-columns-repeated="8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  <table:table-cell office:value-type="string" calcext:value-type="string">
            <text:p>Task-3</text:p>
          </table:table-cell>
          <table:table-cell office:value-type="string" calcext:value-type="string">
            <text:p>Task-4</text:p>
          </table:table-cell>
          <table:table-cell office:value-type="string" calcext:value-type="string">
            <text:p>Task-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office:value-type="string" calcext:value-type="string">
            <text:p>JDBC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<text:span text:style-name="T1">th</text:span> Falgun 2074</text:p>
          </table:table-cell>
          <table:table-cell office:value-type="string" calcext:value-type="string">
            <text:p>JavaScript Completed From Code Academy</text:p>
          </table:table-cell>
          <table:table-cell office:value-type="string" calcext:value-type="string">
            <text:p>watched tutorials for DOM</text:p>
          </table:table-cell>
          <table:table-cell table:number-columns-repeated="4"/>
          <table:table-cell office:value-type="string" calcext:value-type="string">
            <text:p><text:a xlink:href="https://www.youtube.com/watch?v=0ik6X4DJKCc" xlink:type="simple">https://www.youtube.com/watch?v=0ik6X4DJKCc</text:a>   For Effective understanding  folllow this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7:40:28.717192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3-05T17:43:17.664008730</dc:date>
    <meta:editing-duration>PT9M6S</meta:editing-duration>
    <meta:editing-cycles>4</meta:editing-cycles>
    <meta:generator>LibreOffice/5.1.6.2$Linux_X86_64 LibreOffice_project/10m0$Build-2</meta:generator>
    <meta:document-statistic meta:table-count="1" meta:cell-count="18" meta:object-count="0"/>
  </office:meta>
</office:document-meta>
</file>